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c82" officeooo:paragraph-rsid="001ffc82"/>
    </style:style>
    <style:style style:name="P2" style:family="paragraph" style:parent-style-name="Standard">
      <style:text-properties officeooo:rsid="0023ba2d" officeooo:paragraph-rsid="0023ba2d"/>
    </style:style>
    <style:style style:name="P3" style:family="paragraph" style:parent-style-name="Standard">
      <style:text-properties officeooo:rsid="001ffc82" officeooo:paragraph-rsid="00260990"/>
    </style:style>
    <style:style style:name="P4" style:family="paragraph" style:parent-style-name="Standard">
      <style:text-properties officeooo:rsid="001ffc82" officeooo:paragraph-rsid="001ffc82"/>
    </style:style>
    <style:style style:name="P5" style:family="paragraph" style:parent-style-name="Standard">
      <style:text-properties officeooo:rsid="00260990" officeooo:paragraph-rsid="00260990"/>
    </style:style>
    <style:style style:name="P6" style:family="paragraph" style:parent-style-name="Standard">
      <style:text-properties officeooo:paragraph-rsid="00260990"/>
    </style:style>
    <style:style style:name="P7" style:family="paragraph" style:parent-style-name="Standard">
      <style:text-properties officeooo:rsid="0023ba2d" officeooo:paragraph-rsid="0023ba2d"/>
    </style:style>
    <style:style style:name="P8" style:family="paragraph" style:parent-style-name="Standard">
      <style:text-properties officeooo:rsid="0023ba2d" officeooo:paragraph-rsid="00260990"/>
    </style:style>
    <style:style style:name="T1" style:family="text">
      <style:text-properties officeooo:rsid="0021d1d2"/>
    </style:style>
    <style:style style:name="T2" style:family="text">
      <style:text-properties officeooo:rsid="00260990"/>
    </style:style>
    <style:style style:name="T3" style:family="text">
      <style:text-properties officeooo:rsid="00255f1e"/>
    </style:style>
    <style:style style:name="T4" style:family="text">
      <style:text-properties officeooo:rsid="0022de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pilot Barcelona:</text:p>
      <text:p text:style-name="P1"/>
      <text:p text:style-name="P5">Issues: </text:p>
      <text:p text:style-name="P1"/>
      <text:p text:style-name="P3">- <text:span text:style-name="T1">Hard to identify bike lanes from static photos (could</text:span><text:span text:style-name="T2"> take</text:span><text:span text:style-name="T1"> photos for different angles but still hard)</text:span><text:span text:style-name="T2">. Solution taking 360 images and have a closer look (more time). </text:span><text:span text:style-name="T1">Possible way to speed up process use a common sample for different years and infras</text:span></text:p>
      <text:p text:style-name="P1"/>
      <text:p text:style-name="P3">- <text:span text:style-name="T1">No possible to download historical photos from the GSV </text:span>API (<text:span text:style-name="T1">it downloads the most updated photos -- </text:span><text:span text:style-name="T2">I </text:span><text:span text:style-name="T1">contact</text:span><text:span text:style-name="T2">ed</text:span><text:span text:style-name="T1"> Google asking if that is possible</text:span><text:span text:style-name="T2"> to downlowad by year</text:span><text:span text:style-name="T1">)</text:span><text:span text:style-name="T2">. POssible solutoin, using 360 images and change date manually (more time). </text:span><text:span text:style-name="T1">Possible way to speed up process use a common sample for different years and infras</text:span><text:span text:style-name="T2"> </text:span></text:p>
      <text:p text:style-name="P3"/>
      <text:p text:style-name="P6"><text:span text:style-name="T4">- </text:span><text:span text:style-name="T2">M</text:span><text:span text:style-name="T4">ost </text:span>peripheral<text:span text:style-name="T4"> photos do not have enough dates, filter notes by availability year &gt;= 2023. Computationally demanding. </text:span><text:span text:style-name="T2">Potential solution </text:span><text:span text:style-name="T4">remove th</text:span><text:span text:style-name="T2">e</text:span><text:span text:style-name="T4">se areas from the study</text:span></text:p>
      <text:p text:style-name="P2"/>
      <text:p text:style-name="P8">- <text:span text:style-name="T2">IF images from </text:span>intersections<text:span text:style-name="T2">, hard to know which is actually the street to assess</text:span>.<text:span text:style-name="T2"> Solution split the segments in intermediate points of se</text:span><text:span text:style-name="T3">gments</text:span></text:p>
      <text:p text:style-name="P8"/>
      <text:p text:style-name="P8"><text:span text:style-name="T2">- Some issues in the centre</text:span><text:span text:style-name="T3">. </text:span></text:p>
      <text:p text:style-name="P8"/>
      <text:p text:style-name="P8"><text:span text:style-name="T2">- Shall we change unit of analysis, from census tract to neighbourhoods? 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06-28T10:12:09.123120906</meta:creation-date>
    <dc:date>2025-07-16T11:52:07.171275985</dc:date>
    <dc:creator>Eugeni Vidal Tortosa</dc:creator>
    <meta:editing-duration>PT2H55M3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172" meta:character-count="1033" meta:non-whitespace-character-count="865"/>
  </office:meta>
</office:document-meta>
</file>